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2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1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2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1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2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05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8-01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30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10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04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2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2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2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0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1-04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13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5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4-22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0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05312" calcext:value-type="float">
            <text:p>7.45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59303225806" calcext:value-type="float">
            <text:p>7.48559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042608695652" calcext:value-type="float">
            <text:p>7.550426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7176" calcext:value-type="float">
            <text:p>7.59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909780645161" calcext:value-type="float">
            <text:p>7.5790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14912" calcext:value-type="float">
            <text:p>7.51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29264516129" calcext:value-type="float">
            <text:p>7.2452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97290322581" calcext:value-type="float">
            <text:p>6.8009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20012" calcext:value-type="float">
            <text:p>6.51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03638709677" calcext:value-type="float">
            <text:p>6.5100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62936" calcext:value-type="float">
            <text:p>6.6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229161290323" calcext:value-type="float">
            <text:p>6.7822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047586206897" calcext:value-type="float">
            <text:p>6.96047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408980645161" calcext:value-type="float">
            <text:p>7.1340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935277419355" calcext:value-type="float">
            <text:p>7.2593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285737931034" calcext:value-type="float">
            <text:p>7.332857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017015384615" calcext:value-type="float">
            <text:p>7.340170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2992" calcext:value-type="float">
            <text:p>7.24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545155555556" calcext:value-type="float">
            <text:p>6.985451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473806451613" calcext:value-type="float">
            <text:p>6.8147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5232" calcext:value-type="float">
            <text:p>6.75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17006451613" calcext:value-type="float">
            <text:p>6.8421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96" calcext:value-type="float">
            <text:p>6.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21574193548" calcext:value-type="float">
            <text:p>7.2322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09824" calcext:value-type="float">
            <text:p>7.522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38575483871" calcext:value-type="float">
            <text:p>7.7338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08656" calcext:value-type="float">
            <text:p>7.89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5392" calcext:value-type="float">
            <text:p>8.02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67651612903" calcext:value-type="float">
            <text:p>8.1166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48808" calcext:value-type="float">
            <text:p>8.16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363148387097" calcext:value-type="float">
            <text:p>8.0636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904838709677" calcext:value-type="float">
            <text:p>7.7490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65536" calcext:value-type="float">
            <text:p>7.42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211148387097" calcext:value-type="float">
            <text:p>7.3321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092" calcext:value-type="float">
            <text:p>7.46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436077419355" calcext:value-type="float">
            <text:p>7.7043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257828571429" calcext:value-type="float">
            <text:p>7.89257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16304516129" calcext:value-type="float">
            <text:p>7.9816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82064516129" calcext:value-type="float">
            <text:p>8.018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34256" calcext:value-type="float">
            <text:p>8.0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334812903226" calcext:value-type="float">
            <text:p>8.0333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2688" calcext:value-type="float">
            <text:p>7.96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207019354839" calcext:value-type="float">
            <text:p>7.8620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956619354839" calcext:value-type="float">
            <text:p>7.6395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6872" calcext:value-type="float">
            <text:p>7.55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433187096774" calcext:value-type="float">
            <text:p>7.6943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33676" calcext:value-type="float">
            <text:p>7.843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466116129032" calcext:value-type="float">
            <text:p>7.9446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3098" calcext:value-type="float">
            <text:p>8.02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079741935484" calcext:value-type="float">
            <text:p>8.1007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05866666667" calcext:value-type="float">
            <text:p>8.17405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53328" calcext:value-type="float">
            <text:p>8.2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84929032258" calcext:value-type="float">
            <text:p>8.2208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023" calcext:value-type="float">
            <text:p>8.190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68129032258" calcext:value-type="float">
            <text:p>8.0196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899651612903" calcext:value-type="float">
            <text:p>7.6289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285034482759" calcext:value-type="float">
            <text:p>7.30285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905780645161" calcext:value-type="float">
            <text:p>7.2590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838" calcext:value-type="float">
            <text:p>7.35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49703225806" calcext:value-type="float">
            <text:p>7.4794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58868965517" calcext:value-type="float">
            <text:p>7.61358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097135483871" calcext:value-type="float">
            <text:p>7.8209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640774193549" calcext:value-type="float">
            <text:p>8.00640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877655172414" calcext:value-type="float">
            <text:p>8.07877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39780645161" calcext:value-type="float">
            <text:p>8.0743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77844" calcext:value-type="float">
            <text:p>7.977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06270967742" calcext:value-type="float">
            <text:p>7.8390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507793548387" calcext:value-type="float">
            <text:p>7.7150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0516" calcext:value-type="float">
            <text:p>7.601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72064516129" calcext:value-type="float">
            <text:p>7.637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48688" calcext:value-type="float">
            <text:p>7.81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899303225807" calcext:value-type="float">
            <text:p>8.0189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302885714286" calcext:value-type="float">
            <text:p>8.12302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18941935484" calcext:value-type="float">
            <text:p>8.1891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46144516129" calcext:value-type="float">
            <text:p>8.2346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44488" calcext:value-type="float">
            <text:p>8.26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211587096774" calcext:value-type="float">
            <text:p>8.2521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4708" calcext:value-type="float">
            <text:p>8.20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76975483871" calcext:value-type="float">
            <text:p>7.9776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311148387097" calcext:value-type="float">
            <text:p>7.7131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62104" calcext:value-type="float">
            <text:p>7.57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855974193548" calcext:value-type="float">
            <text:p>7.6985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0616" calcext:value-type="float">
            <text:p>7.8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658141935484" calcext:value-type="float">
            <text:p>7.8965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011428571429" calcext:value-type="float">
            <text:p>7.9901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392619354839" calcext:value-type="float">
            <text:p>8.2339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89192" calcext:value-type="float">
            <text:p>8.26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249187096774" calcext:value-type="float">
            <text:p>8.2124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22952" calcext:value-type="float">
            <text:p>8.10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738529032258" calcext:value-type="float">
            <text:p>7.9373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10175483871" calcext:value-type="float">
            <text:p>7.8710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23896" calcext:value-type="float">
            <text:p>7.89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345212903226" calcext:value-type="float">
            <text:p>8.1034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6784" calcext:value-type="float">
            <text:p>8.27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47303225807" calcext:value-type="float">
            <text:p>8.43047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509771428572" calcext:value-type="float">
            <text:p>8.56509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18144516129" calcext:value-type="float">
            <text:p>8.6918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415096774194" calcext:value-type="float">
            <text:p>8.7541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24284" calcext:value-type="float">
            <text:p>8.812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193574193548" calcext:value-type="float">
            <text:p>8.8019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73104" calcext:value-type="float">
            <text:p>8.75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825187096774" calcext:value-type="float">
            <text:p>8.5782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555148387097" calcext:value-type="float">
            <text:p>8.1855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5384" calcext:value-type="float">
            <text:p>7.78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162232258065" calcext:value-type="float">
            <text:p>7.6216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76176" calcext:value-type="float">
            <text:p>7.55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908619354839" calcext:value-type="float">
            <text:p>7.6090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421511111111" calcext:value-type="float">
            <text:p>7.704215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159019354839" calcext:value-type="float">
            <text:p>7.8315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228" calcext:value-type="float">
            <text:p>8.0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210748387097" calcext:value-type="float">
            <text:p>8.0621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64688" calcext:value-type="float">
            <text:p>7.91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13470967742" calcext:value-type="float">
            <text:p>7.6531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50761290323" calcext:value-type="float">
            <text:p>7.3675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6096" calcext:value-type="float">
            <text:p>7.2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682" calcext:value-type="float">
            <text:p>7.488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22856" calcext:value-type="float">
            <text:p>7.82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13238709677" calcext:value-type="float">
            <text:p>8.0401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715057142857" calcext:value-type="float">
            <text:p>8.11715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84144516129" calcext:value-type="float">
            <text:p>8.1584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22848" calcext:value-type="float">
            <text:p>8.22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24224516129" calcext:value-type="float">
            <text:p>8.2224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028" calcext:value-type="float">
            <text:p>8.09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117961290323" calcext:value-type="float">
            <text:p>7.7911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33922580645" calcext:value-type="float">
            <text:p>7.4213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78776" calcext:value-type="float">
            <text:p>7.0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213496774194" calcext:value-type="float">
            <text:p>7.1021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09736" calcext:value-type="float">
            <text:p>7.23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251638709677" calcext:value-type="float">
            <text:p>7.3025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838171428571" calcext:value-type="float">
            <text:p>7.40838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99188" calcext:value-type="float">
            <text:p>7.579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38864516129" calcext:value-type="float">
            <text:p>7.743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92704" calcext:value-type="float">
            <text:p>7.92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889470967742" calcext:value-type="float">
            <text:p>8.0188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4716" calcext:value-type="float">
            <text:p>8.01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11419354839" calcext:value-type="float">
            <text:p>7.8331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0768" calcext:value-type="float">
            <text:p>7.57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626348387097" calcext:value-type="float">
            <text:p>7.7862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11652" calcext:value-type="float">
            <text:p>7.95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857651612903" calcext:value-type="float">
            <text:p>8.0785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011457142857" calcext:value-type="float">
            <text:p>8.21011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01109677419" calcext:value-type="float">
            <text:p>8.3110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442916129032" calcext:value-type="float">
            <text:p>8.3744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56728" calcext:value-type="float">
            <text:p>8.40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164425806452" calcext:value-type="float">
            <text:p>8.4116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95744" calcext:value-type="float">
            <text:p>8.32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85208" calcext:value-type="float">
            <text:p>8.07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30167741936" calcext:value-type="float">
            <text:p>7.77230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61714285714" calcext:value-type="float">
            <text:p>7.5866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954957142857" calcext:value-type="float">
            <text:p>7.499549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71168" calcext:value-type="float">
            <text:p>7.76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96464516129" calcext:value-type="float">
            <text:p>8.0499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38731034483" calcext:value-type="float">
            <text:p>8.196387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729212903226" calcext:value-type="float">
            <text:p>8.3472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28328" calcext:value-type="float">
            <text:p>8.54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2336" calcext:value-type="float">
            <text:p>8.54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5608" calcext:value-type="float">
            <text:p>8.5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228929032258" calcext:value-type="float">
            <text:p>8.3122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11504" calcext:value-type="float">
            <text:p>7.73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31695483871" calcext:value-type="float">
            <text:p>7.5631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27052" calcext:value-type="float">
            <text:p>7.572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949677419355" calcext:value-type="float">
            <text:p>7.6494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668517647059" calcext:value-type="float">
            <text:p>8.1266851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598206896552" calcext:value-type="float">
            <text:p>8.18598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32464516129" calcext:value-type="float">
            <text:p>8.2633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246" calcext:value-type="float">
            <text:p>8.25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075690322581" calcext:value-type="float">
            <text:p>8.1207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93055483871" calcext:value-type="float">
            <text:p>7.8893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8176" calcext:value-type="float">
            <text:p>7.7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23410902131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90" meta:object-count="0"/>
    <meta:user-defined meta:name="AppVersion">3.0</meta:user-defined>
  </office:meta>
</office:document-meta>
</file>